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c71" officeooo:paragraph-rsid="000d6c71"/>
    </style:style>
    <style:style style:name="P2" style:family="paragraph" style:parent-style-name="Standard">
      <style:text-properties officeooo:rsid="000ed9a5" officeooo:paragraph-rsid="000ed9a5"/>
    </style:style>
    <style:style style:name="P3" style:family="paragraph" style:parent-style-name="Standard">
      <style:text-properties officeooo:rsid="000fbe96" officeooo:paragraph-rsid="000fbe96"/>
    </style:style>
    <style:style style:name="P4" style:family="paragraph" style:parent-style-name="Standard">
      <style:text-properties officeooo:rsid="000fc6d0" officeooo:paragraph-rsid="000fc6d0"/>
    </style:style>
    <style:style style:name="P5" style:family="paragraph" style:parent-style-name="Standard">
      <style:text-properties officeooo:rsid="0010acac" officeooo:paragraph-rsid="0010acac"/>
    </style:style>
    <style:style style:name="T1" style:family="text">
      <style:text-properties officeooo:rsid="0010a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e facts</text:p>
      <text:p text:style-name="P1"/>
      <text:p text:style-name="P2">Waggle dance gives orientation, distance and quality of food source</text:p>
      <text:p text:style-name="P2">Tremble dance requests more workers to collection area</text:p>
      <text:p text:style-name="P2">Grooming dance starts grooming</text:p>
      <text:p text:style-name="P2"/>
      <text:p text:style-name="P3">Bee states:</text:p>
      <text:p text:style-name="P4">foraging</text:p>
      <text:p text:style-name="P4"><text:tab/><text:span text:style-name="T1">uses known directions and random movement, plus previously known locations</text:span></text:p>
      <text:p text:style-name="P5">returning to hive</text:p>
      <text:p text:style-name="P5"><text:tab/>follows pathing pheromone emitted from hive entrance</text:p>
      <text:p text:style-name="P5">attending dance</text:p>
      <text:p text:style-name="P5"/>
      <text:p text:style-name="P5">dancing</text:p>
      <text:p text:style-name="P5"><text:tab/>must have previously known location, gives pollen availability, direction and dis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3:48:49.313000000</meta:creation-date>
    <dc:date>2014-10-03T10:23:35.101000000</dc:date>
    <meta:editing-duration>PT31M47S</meta:editing-duration>
    <meta:editing-cycles>3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12" meta:word-count="61" meta:character-count="433" meta:non-whitespace-character-count="381"/>
  </office:meta>
</office:document-meta>
</file>